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8cm"/>
    </style:style>
    <style:style style:name="co3" style:family="table-column">
      <style:table-column-properties fo:break-before="auto" style:column-width="0.773cm"/>
    </style:style>
    <style:style style:name="co4" style:family="table-column">
      <style:table-column-properties fo:break-before="auto" style:column-width="0.863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1.021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70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7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5" style:family="table-cell" style:parent-style-name="Default" style:data-style-name="N0"/>
    <style:style style:name="ce6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55cm" svg:height="13.964cm" svg:x="20.021cm" svg:y="9.39cm">
            <draw:object draw:notify-on-update-of-ranges="Sheet1.B6:Sheet1.B43 Sheet1.L6:Sheet1.L43 Sheet1.B6:Sheet1.B43 Sheet1.M6:Sheet1.M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row table:style-name="ro1" table:number-rows-repeated="4"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.5" calcext:value-type="float">
            <text:p><text:s/>1/2</text:p>
          </table:table-cell>
          <table:table-cell table:style-name="ce3" office:value-type="float" office:value="0.25" calcext:value-type="float">
            <text:p><text:s/>1/4</text:p>
          </table:table-cell>
          <table:table-cell table:style-name="ce3" office:value-type="float" office:value="0.125" calcext:value-type="float">
            <text:p><text:s/>1/8</text:p>
          </table:table-cell>
          <table:table-cell table:style-name="ce4" office:value-type="string" calcext:value-type="string">
            <text:p>1/16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formula="of:=8*[.C6]+4*[.D6]+2*[.E6]+1*[.F6]+1/2*[.G6]+1/4*[.H6]+1/8*[.I6]+1/16*[.J6]" office:value-type="float" office:value="0" calcext:value-type="float">
            <text:p>0</text:p>
          </table:table-cell>
          <table:table-cell table:formula="of:=SQRT([.B6])" office:value-type="float" office:value="0" calcext:value-type="float">
            <text:p>0.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8*[.C7]+4*[.D7]+2*[.E7]+1*[.F7]+1/2*[.G7]+1/4*[.H7]+1/8*[.I7]+1/16*[.J7]" office:value-type="float" office:value="0.9375" calcext:value-type="float">
            <text:p>0.9375</text:p>
          </table:table-cell>
          <table:table-cell table:formula="of:=SQRT([.B7])" office:value-type="float" office:value="1" calcext:value-type="float">
            <text:p>1.00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formula="of:=8*[.C8]+4*[.D8]+2*[.E8]+1*[.F8]+1/2*[.G8]+1/4*[.H8]+1/8*[.I8]+1/16*[.J8]" office:value-type="float" office:value="1.375" calcext:value-type="float">
            <text:p>1.375</text:p>
          </table:table-cell>
          <table:table-cell table:formula="of:=SQRT([.B8])" office:value-type="float" office:value="1.4142135623731" calcext:value-type="float">
            <text:p>1.414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8*[.C9]+4*[.D9]+2*[.E9]+1*[.F9]+1/2*[.G9]+1/4*[.H9]+1/8*[.I9]+1/16*[.J9]" office:value-type="float" office:value="1.6875" calcext:value-type="float">
            <text:p>1.6875</text:p>
          </table:table-cell>
          <table:table-cell table:formula="of:=SQRT([.B9])" office:value-type="float" office:value="1.73205080756888" calcext:value-type="float">
            <text:p>1.732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8*[.C10]+4*[.D10]+2*[.E10]+1*[.F10]+1/2*[.G10]+1/4*[.H10]+1/8*[.I10]+1/16*[.J10]" office:value-type="float" office:value="1.9375" calcext:value-type="float">
            <text:p>1.9375</text:p>
          </table:table-cell>
          <table:table-cell table:formula="of:=SQRT([.B10])" office:value-type="float" office:value="2" calcext:value-type="float">
            <text:p>2.00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8*[.C11]+4*[.D11]+2*[.E11]+1*[.F11]+1/2*[.G11]+1/4*[.H11]+1/8*[.I11]+1/16*[.J11]" office:value-type="float" office:value="2.1875" calcext:value-type="float">
            <text:p>2.1875</text:p>
          </table:table-cell>
          <table:table-cell table:formula="of:=SQRT([.B11])" office:value-type="float" office:value="2.23606797749979" calcext:value-type="float">
            <text:p>2.2360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8*[.C12]+4*[.D12]+2*[.E12]+1*[.F12]+1/2*[.G12]+1/4*[.H12]+1/8*[.I12]+1/16*[.J12]" office:value-type="float" office:value="2.4375" calcext:value-type="float">
            <text:p>2.4375</text:p>
          </table:table-cell>
          <table:table-cell table:formula="of:=SQRT([.B12])" office:value-type="float" office:value="2.44948974278318" calcext:value-type="float">
            <text:p>2.449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8*[.C13]+4*[.D13]+2*[.E13]+1*[.F13]+1/2*[.G13]+1/4*[.H13]+1/8*[.I13]+1/16*[.J13]" office:value-type="float" office:value="2.625" calcext:value-type="float">
            <text:p>2.625</text:p>
          </table:table-cell>
          <table:table-cell table:formula="of:=SQRT([.B13])" office:value-type="float" office:value="2.64575131106459" calcext:value-type="float">
            <text:p>2.645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8*[.C14]+4*[.D14]+2*[.E14]+1*[.F14]+1/2*[.G14]+1/4*[.H14]+1/8*[.I14]+1/16*[.J14]" office:value-type="float" office:value="2.8125" calcext:value-type="float">
            <text:p>2.8125</text:p>
          </table:table-cell>
          <table:table-cell table:formula="of:=SQRT([.B14])" office:value-type="float" office:value="2.82842712474619" calcext:value-type="float">
            <text:p>2.828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8*[.C15]+4*[.D15]+2*[.E15]+1*[.F15]+1/2*[.G15]+1/4*[.H15]+1/8*[.I15]+1/16*[.J15]" office:value-type="float" office:value="3" calcext:value-type="float">
            <text:p>3</text:p>
          </table:table-cell>
          <table:table-cell table:formula="of:=SQRT([.B15])" office:value-type="float" office:value="3" calcext:value-type="float">
            <text:p>3.000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8*[.C16]+4*[.D16]+2*[.E16]+1*[.F16]+1/2*[.G16]+1/4*[.H16]+1/8*[.I16]+1/16*[.J16]" office:value-type="float" office:value="3.125" calcext:value-type="float">
            <text:p>3.125</text:p>
          </table:table-cell>
          <table:table-cell table:formula="of:=SQRT([.B16])" office:value-type="float" office:value="3.16227766016838" calcext:value-type="float">
            <text:p>3.1622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8*[.C17]+4*[.D17]+2*[.E17]+1*[.F17]+1/2*[.G17]+1/4*[.H17]+1/8*[.I17]+1/16*[.J17]" office:value-type="float" office:value="3.25" calcext:value-type="float">
            <text:p>3.25</text:p>
          </table:table-cell>
          <table:table-cell table:formula="of:=SQRT([.B17])" office:value-type="float" office:value="3.3166247903554" calcext:value-type="float">
            <text:p>3.3166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8*[.C18]+4*[.D18]+2*[.E18]+1*[.F18]+1/2*[.G18]+1/4*[.H18]+1/8*[.I18]+1/16*[.J18]" office:value-type="float" office:value="3.375" calcext:value-type="float">
            <text:p>3.375</text:p>
          </table:table-cell>
          <table:table-cell table:formula="of:=SQRT([.B18])" office:value-type="float" office:value="3.46410161513775" calcext:value-type="float">
            <text:p>3.4641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8*[.C19]+4*[.D19]+2*[.E19]+1*[.F19]+1/2*[.G19]+1/4*[.H19]+1/8*[.I19]+1/16*[.J19]" office:value-type="float" office:value="3.5625" calcext:value-type="float">
            <text:p>3.5625</text:p>
          </table:table-cell>
          <table:table-cell table:formula="of:=SQRT([.B19])" office:value-type="float" office:value="3.60555127546399" calcext:value-type="float">
            <text:p>3.6055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8*[.C20]+4*[.D20]+2*[.E20]+1*[.F20]+1/2*[.G20]+1/4*[.H20]+1/8*[.I20]+1/16*[.J20]" office:value-type="float" office:value="3.6875" calcext:value-type="float">
            <text:p>3.6875</text:p>
          </table:table-cell>
          <table:table-cell table:formula="of:=SQRT([.B20])" office:value-type="float" office:value="3.74165738677394" calcext:value-type="float">
            <text:p>3.7416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8*[.C21]+4*[.D21]+2*[.E21]+1*[.F21]+1/2*[.G21]+1/4*[.H21]+1/8*[.I21]+1/16*[.J21]" office:value-type="float" office:value="3.875" calcext:value-type="float">
            <text:p>3.875</text:p>
          </table:table-cell>
          <table:table-cell table:formula="of:=SQRT([.B21])" office:value-type="float" office:value="3.87298334620742" calcext:value-type="float">
            <text:p>3.8729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8*[.C22]+4*[.D22]+2*[.E22]+1*[.F22]+1/2*[.G22]+1/4*[.H22]+1/8*[.I22]+1/16*[.J22]" office:value-type="float" office:value="4.4375" calcext:value-type="float">
            <text:p>4.4375</text:p>
          </table:table-cell>
          <table:table-cell table:formula="of:=SQRT([.B22])" office:value-type="float" office:value="4.47213595499958" calcext:value-type="float">
            <text:p>4.4721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8*[.C23]+4*[.D23]+2*[.E23]+1*[.F23]+1/2*[.G23]+1/4*[.H23]+1/8*[.I23]+1/16*[.J23]" office:value-type="float" office:value="4.9375" calcext:value-type="float">
            <text:p>4.9375</text:p>
          </table:table-cell>
          <table:table-cell table:formula="of:=SQRT([.B23])" office:value-type="float" office:value="5" calcext:value-type="float">
            <text:p>5.000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8*[.C24]+4*[.D24]+2*[.E24]+1*[.F24]+1/2*[.G24]+1/4*[.H24]+1/8*[.I24]+1/16*[.J24]" office:value-type="float" office:value="5.4375" calcext:value-type="float">
            <text:p>5.4375</text:p>
          </table:table-cell>
          <table:table-cell table:formula="of:=SQRT([.B24])" office:value-type="float" office:value="5.47722557505166" calcext:value-type="float">
            <text:p>5.4772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8*[.C25]+4*[.D25]+2*[.E25]+1*[.F25]+1/2*[.G25]+1/4*[.H25]+1/8*[.I25]+1/16*[.J25]" office:value-type="float" office:value="6" calcext:value-type="float">
            <text:p>6</text:p>
          </table:table-cell>
          <table:table-cell table:formula="of:=SQRT([.B25])" office:value-type="float" office:value="5.91607978309962" calcext:value-type="float">
            <text:p>5.9160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8*[.C26]+4*[.D26]+2*[.E26]+1*[.F26]+1/2*[.G26]+1/4*[.H26]+1/8*[.I26]+1/16*[.J26]" office:value-type="float" office:value="6.3125" calcext:value-type="float">
            <text:p>6.3125</text:p>
          </table:table-cell>
          <table:table-cell table:formula="of:=SQRT([.B26])" office:value-type="float" office:value="6.32455532033676" calcext:value-type="float">
            <text:p>6.3245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8*[.C27]+4*[.D27]+2*[.E27]+1*[.F27]+1/2*[.G27]+1/4*[.H27]+1/8*[.I27]+1/16*[.J27]" office:value-type="float" office:value="6.6875" calcext:value-type="float">
            <text:p>6.6875</text:p>
          </table:table-cell>
          <table:table-cell table:formula="of:=SQRT([.B27])" office:value-type="float" office:value="6.70820393249937" calcext:value-type="float">
            <text:p>6.7082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8*[.C28]+4*[.D28]+2*[.E28]+1*[.F28]+1/2*[.G28]+1/4*[.H28]+1/8*[.I28]+1/16*[.J28]" office:value-type="float" office:value="7" calcext:value-type="float">
            <text:p>7</text:p>
          </table:table-cell>
          <table:table-cell table:formula="of:=SQRT([.B28])" office:value-type="float" office:value="7.07106781186548" calcext:value-type="float">
            <text:p>7.0710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8*[.C29]+4*[.D29]+2*[.E29]+1*[.F29]+1/2*[.G29]+1/4*[.H29]+1/8*[.I29]+1/16*[.J29]" office:value-type="float" office:value="7.4375" calcext:value-type="float">
            <text:p>7.4375</text:p>
          </table:table-cell>
          <table:table-cell table:formula="of:=SQRT([.B29])" office:value-type="float" office:value="7.41619848709566" calcext:value-type="float">
            <text:p>7.4162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8*[.C30]+4*[.D30]+2*[.E30]+1*[.F30]+1/2*[.G30]+1/4*[.H30]+1/8*[.I30]+1/16*[.J30]" office:value-type="float" office:value="7.75" calcext:value-type="float">
            <text:p>7.75</text:p>
          </table:table-cell>
          <table:table-cell table:formula="of:=SQRT([.B30])" office:value-type="float" office:value="7.74596669241483" calcext:value-type="float">
            <text:p>7.7459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8*[.C31]+4*[.D31]+2*[.E31]+1*[.F31]+1/2*[.G31]+1/4*[.H31]+1/8*[.I31]+1/16*[.J31]" office:value-type="float" office:value="7.9375" calcext:value-type="float">
            <text:p>7.9375</text:p>
          </table:table-cell>
          <table:table-cell table:formula="of:=SQRT([.B31])" office:value-type="float" office:value="8" calcext:value-type="float">
            <text:p>8.0000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8*[.C32]+4*[.D32]+2*[.E32]+1*[.F32]+1/2*[.G32]+1/4*[.H32]+1/8*[.I32]+1/16*[.J32]" office:value-type="float" office:value="8.375" calcext:value-type="float">
            <text:p>8.375</text:p>
          </table:table-cell>
          <table:table-cell table:formula="of:=SQRT([.B32])" office:value-type="float" office:value="8.36660026534076" calcext:value-type="float">
            <text:p>8.3666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8*[.C33]+4*[.D33]+2*[.E33]+1*[.F33]+1/2*[.G33]+1/4*[.H33]+1/8*[.I33]+1/16*[.J33]" office:value-type="float" office:value="8.6875" calcext:value-type="float">
            <text:p>8.6875</text:p>
          </table:table-cell>
          <table:table-cell table:formula="of:=SQRT([.B33])" office:value-type="float" office:value="8.66025403784439" calcext:value-type="float">
            <text:p>8.6602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table:formula="of:=8*[.C34]+4*[.D34]+2*[.E34]+1*[.F34]+1/2*[.G34]+1/4*[.H34]+1/8*[.I34]+1/16*[.J34]" office:value-type="float" office:value="8.9375" calcext:value-type="float">
            <text:p>8.9375</text:p>
          </table:table-cell>
          <table:table-cell table:formula="of:=SQRT([.B34])" office:value-type="float" office:value="8.94427190999916" calcext:value-type="float">
            <text:p>8.9442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8*[.C35]+4*[.D35]+2*[.E35]+1*[.F35]+1/2*[.G35]+1/4*[.H35]+1/8*[.I35]+1/16*[.J35]" office:value-type="float" office:value="9.1875" calcext:value-type="float">
            <text:p>9.1875</text:p>
          </table:table-cell>
          <table:table-cell table:formula="of:=SQRT([.B35])" office:value-type="float" office:value="9.21954445729289" calcext:value-type="float">
            <text:p>9.2195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8*[.C36]+4*[.D36]+2*[.E36]+1*[.F36]+1/2*[.G36]+1/4*[.H36]+1/8*[.I36]+1/16*[.J36]" office:value-type="float" office:value="9.375" calcext:value-type="float">
            <text:p>9.375</text:p>
          </table:table-cell>
          <table:table-cell table:formula="of:=SQRT([.B36])" office:value-type="float" office:value="9.48683298050514" calcext:value-type="float">
            <text:p>9.4868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8*[.C37]+4*[.D37]+2*[.E37]+1*[.F37]+1/2*[.G37]+1/4*[.H37]+1/8*[.I37]+1/16*[.J37]" office:value-type="float" office:value="9.75" calcext:value-type="float">
            <text:p>9.75</text:p>
          </table:table-cell>
          <table:table-cell table:formula="of:=SQRT([.B37])" office:value-type="float" office:value="9.74679434480896" calcext:value-type="float">
            <text:p>9.7467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8*[.C38]+4*[.D38]+2*[.E38]+1*[.F38]+1/2*[.G38]+1/4*[.H38]+1/8*[.I38]+1/16*[.J38]" office:value-type="float" office:value="9.9375" calcext:value-type="float">
            <text:p>9.9375</text:p>
          </table:table-cell>
          <table:table-cell table:formula="of:=SQRT([.B38])" office:value-type="float" office:value="10" calcext:value-type="float">
            <text:p>10.0000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8*[.C39]+4*[.D39]+2*[.E39]+1*[.F39]+1/2*[.G39]+1/4*[.H39]+1/8*[.I39]+1/16*[.J39]" office:value-type="float" office:value="10.25" calcext:value-type="float">
            <text:p>10.25</text:p>
          </table:table-cell>
          <table:table-cell table:formula="of:=SQRT([.B39])" office:value-type="float" office:value="10.2469507659596" calcext:value-type="float">
            <text:p>10.2469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8*[.C40]+4*[.D40]+2*[.E40]+1*[.F40]+1/2*[.G40]+1/4*[.H40]+1/8*[.I40]+1/16*[.J40]" office:value-type="float" office:value="10.5" calcext:value-type="float">
            <text:p>10.5</text:p>
          </table:table-cell>
          <table:table-cell table:formula="of:=SQRT([.B40])" office:value-type="float" office:value="10.4880884817015" calcext:value-type="float">
            <text:p>10.48809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8*[.C41]+4*[.D41]+2*[.E41]+1*[.F41]+1/2*[.G41]+1/4*[.H41]+1/8*[.I41]+1/16*[.J41]" office:value-type="float" office:value="10.625" calcext:value-type="float">
            <text:p>10.625</text:p>
          </table:table-cell>
          <table:table-cell table:formula="of:=SQRT([.B41])" office:value-type="float" office:value="10.7238052947636" calcext:value-type="float">
            <text:p>10.7238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8*[.C42]+4*[.D42]+2*[.E42]+1*[.F42]+1/2*[.G42]+1/4*[.H42]+1/8*[.I42]+1/16*[.J42]" office:value-type="float" office:value="10.9375" calcext:value-type="float">
            <text:p>10.9375</text:p>
          </table:table-cell>
          <table:table-cell table:formula="of:=SQRT([.B42])" office:value-type="float" office:value="10.9544511501033" calcext:value-type="float">
            <text:p>10.9544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8*[.C43]+4*[.D43]+2*[.E43]+1*[.F43]+1/2*[.G43]+1/4*[.H43]+1/8*[.I43]+1/16*[.J43]" office:value-type="float" office:value="11.125" calcext:value-type="float">
            <text:p>11.125</text:p>
          </table:table-cell>
          <table:table-cell table:formula="of:=SQRT([.B43])" office:value-type="float" office:value="11.180339887499" calcext:value-type="float">
            <text:p>11.18034</text:p>
          </table:table-cell>
        </table:table-row>
        <table:table-row table:style-name="ro1" table:number-rows-repeated="8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4:19:29.635048935</meta:creation-date>
    <dc:date>2016-04-13T14:58:42.396405339</dc:date>
    <meta:editing-duration>PT21M21S</meta:editing-duration>
    <meta:editing-cycles>2</meta:editing-cycles>
    <meta:generator>LibreOffice/4.2.8.2$Linux_X86_64 LibreOffice_project/420m0$Build-2</meta:generator>
    <meta:document-statistic meta:table-count="1" meta:cell-count="3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51cm" svg:height="13.965cm" xlink:href=".." xlink:type="simple" chart:class="chart:scatter" chart:style-name="ch1">
        <chart:title svg:x="8.891cm" svg:y="0.414cm" chart:style-name="ch2">
          <text:p>Cordic vs. Real World Value</text:p>
        </chart:title>
        <chart:legend svg:x="19.217cm" svg:y="5.965cm" style:legend-expansion="custom" chartooo:width="4.025cm" chartooo:height="1.87cm" style:legend-expansion-aspect-ratio="2.1524064171123" chart:style-name="ch3"/>
        <chart:plot-area chart:style-name="ch4" table:cell-range-address="Sheet1.B6:Sheet1.B43 Sheet1.L6:Sheet1.M43" svg:x="1.495cm" svg:y="1.492cm" svg:width="21.585cm" svg:height="11.2cm">
          <chartooo:coordinate-region svg:x="2.164cm" svg:y="1.719cm" svg:width="20.602cm" svg:height="10.271cm"/>
          <chart:axis chart:dimension="x" chart:name="primary-x" chart:style-name="ch5">
            <chart:title svg:x="12.143cm" svg:y="12.972cm" chart:style-name="ch6">
              <text:p>x</text:p>
            </chart:title>
          </chart:axis>
          <chart:axis chart:dimension="y" chart:name="primary-y" chart:style-name="ch5">
            <chart:title svg:x="0.451cm" svg:y="7.619cm" chart:style-name="ch7">
              <text:p>sqrt(x)</text:p>
            </chart:title>
            <chart:grid chart:style-name="ch8" chart:class="major"/>
          </chart:axis>
          <chart:series chart:style-name="ch9" chart:values-cell-range-address="Sheet1.L6:Sheet1.L43" chart:class="chart:scatter">
            <chart:domain table:cell-range-address="Sheet1.B6:Sheet1.B43"/>
            <chart:data-point chart:repeated="38"/>
          </chart:series>
          <chart:series chart:style-name="ch10" chart:values-cell-range-address="Sheet1.M6:Sheet1.M43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43</svg:desc>
                </draw:g>
              </table:table-cell>
              <table:table-cell office:value-type="float" office:value="0">
                <text:p>0</text:p>
                <draw:g>
                  <svg:desc>Sheet1.L6:Sheet1.L43</svg:desc>
                </draw:g>
              </table:table-cell>
              <table:table-cell office:value-type="float" office:value="0">
                <text:p>0</text:p>
                <draw:g>
                  <svg:desc>Sheet1.M6:Sheet1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75">
                <text:p>1.37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875">
                <text:p>1.6875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9375">
                <text:p>1.9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1875">
                <text:p>2.1875</text:p>
              </table:table-cell>
              <table:table-cell office:value-type="float" office:value="2.23606797749979">
                <text:p>2.2360679774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4375">
                <text:p>2.4375</text:p>
              </table:table-cell>
              <table:table-cell office:value-type="float" office:value="2.44948974278318">
                <text:p>2.44948974278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625">
                <text:p>2.625</text:p>
              </table:table-cell>
              <table:table-cell office:value-type="float" office:value="2.64575131106459">
                <text:p>2.64575131106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8125">
                <text:p>2.812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125">
                <text:p>3.125</text:p>
              </table:table-cell>
              <table:table-cell office:value-type="float" office:value="3.16227766016838">
                <text:p>3.1622776601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25">
                <text:p>3.25</text:p>
              </table:table-cell>
              <table:table-cell office:value-type="float" office:value="3.3166247903554">
                <text:p>3.3166247903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375">
                <text:p>3.375</text:p>
              </table:table-cell>
              <table:table-cell office:value-type="float" office:value="3.46410161513775">
                <text:p>3.46410161513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5625">
                <text:p>3.5625</text:p>
              </table:table-cell>
              <table:table-cell office:value-type="float" office:value="3.60555127546399">
                <text:p>3.60555127546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6875">
                <text:p>3.6875</text:p>
              </table:table-cell>
              <table:table-cell office:value-type="float" office:value="3.74165738677394">
                <text:p>3.74165738677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875">
                <text:p>3.875</text:p>
              </table:table-cell>
              <table:table-cell office:value-type="float" office:value="3.87298334620742">
                <text:p>3.87298334620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4.4375">
                <text:p>4.4375</text:p>
              </table:table-cell>
              <table:table-cell office:value-type="float" office:value="4.47213595499958">
                <text:p>4.47213595499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4.9375">
                <text:p>4.9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5.4375">
                <text:p>5.4375</text:p>
              </table:table-cell>
              <table:table-cell office:value-type="float" office:value="5.47722557505166">
                <text:p>5.47722557505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5.91607978309962">
                <text:p>5.91607978309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6.3125">
                <text:p>6.3125</text:p>
              </table:table-cell>
              <table:table-cell office:value-type="float" office:value="6.32455532033676">
                <text:p>6.32455532033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6.6875">
                <text:p>6.6875</text:p>
              </table:table-cell>
              <table:table-cell office:value-type="float" office:value="6.70820393249937">
                <text:p>6.70820393249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7.07106781186548">
                <text:p>7.07106781186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7.4375">
                <text:p>7.4375</text:p>
              </table:table-cell>
              <table:table-cell office:value-type="float" office:value="7.41619848709566">
                <text:p>7.41619848709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7.75">
                <text:p>7.75</text:p>
              </table:table-cell>
              <table:table-cell office:value-type="float" office:value="7.74596669241483">
                <text:p>7.74596669241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">
                <text:p>64</text:p>
              </table:table-cell>
              <table:table-cell office:value-type="float" office:value="7.9375">
                <text:p>7.9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8.375">
                <text:p>8.375</text:p>
              </table:table-cell>
              <table:table-cell office:value-type="float" office:value="8.36660026534076">
                <text:p>8.36660026534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8.6875">
                <text:p>8.6875</text:p>
              </table:table-cell>
              <table:table-cell office:value-type="float" office:value="8.66025403784439">
                <text:p>8.66025403784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8.9375">
                <text:p>8.9375</text:p>
              </table:table-cell>
              <table:table-cell office:value-type="float" office:value="8.94427190999916">
                <text:p>8.944271909999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9.1875">
                <text:p>9.1875</text:p>
              </table:table-cell>
              <table:table-cell office:value-type="float" office:value="9.21954445729289">
                <text:p>9.21954445729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9.375">
                <text:p>9.375</text:p>
              </table:table-cell>
              <table:table-cell office:value-type="float" office:value="9.48683298050514">
                <text:p>9.48683298050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9.75">
                <text:p>9.75</text:p>
              </table:table-cell>
              <table:table-cell office:value-type="float" office:value="9.74679434480896">
                <text:p>9.74679434480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9.9375">
                <text:p>9.9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10.25">
                <text:p>10.25</text:p>
              </table:table-cell>
              <table:table-cell office:value-type="float" office:value="10.2469507659596">
                <text:p>10.2469507659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">
                <text:p>110</text:p>
              </table:table-cell>
              <table:table-cell office:value-type="float" office:value="10.5">
                <text:p>10.5</text:p>
              </table:table-cell>
              <table:table-cell office:value-type="float" office:value="10.4880884817015">
                <text:p>10.4880884817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">
                <text:p>115</text:p>
              </table:table-cell>
              <table:table-cell office:value-type="float" office:value="10.625">
                <text:p>10.625</text:p>
              </table:table-cell>
              <table:table-cell office:value-type="float" office:value="10.7238052947636">
                <text:p>10.7238052947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0.9375">
                <text:p>10.9375</text:p>
              </table:table-cell>
              <table:table-cell office:value-type="float" office:value="10.9544511501033">
                <text:p>10.9544511501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.125">
                <text:p>11.125</text:p>
              </table:table-cell>
              <table:table-cell office:value-type="float" office:value="11.180339887499">
                <text:p>11.180339887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